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tyle="italic" style:font-style-asian="italic" style:font-style-complex="italic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<text:span text:style-name="T1"> </text:span>is<text:span text:style-name="T1"> </text:span>an<text:span text:style-name="T1"> </text:span>italics<text:span text:style-name="T1"> </text:span>text<text:span text:style-name="T1"> </text:span>test.<text:span text:style-name="T1"> </text:span>1<text:span text:style-name="T1"> </text:span>2<text:span text:style-name="T1"> </text:span>3<text:span text:style-name="T1"> </text:span>4<text:span text:style-name="T1"> </text:span>5<text:span text:style-name="T1"> </text:span>#<text:span text:style-name="T1"> </text:span>Hello<text:span text:style-name="T1"> </text:span>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4:23</dc:date>
    <meta:editing-cycles>1</meta:editing-cycles>
    <meta:editing-duration>PT45S</meta:editing-duration>
    <meta:document-statistic meta:table-count="0" meta:image-count="0" meta:object-count="0" meta:page-count="1" meta:paragraph-count="1" meta:word-count="14" meta:character-count="56" meta:non-whitespace-character-count="43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